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its: 9:42 + 9:29 + 4:29</text:p>
      <text:p text:style-name="P11">½ mile walk warm down</text:p>
      <text:p text:style-name="P11"/>
      <text:p text:style-name="P11">Fri 12/23/13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3T12:17:13.24</dc:date>
    <dc:creator>James Lombardi</dc:creator>
    <meta:editing-duration>PT21H17M51S</meta:editing-duration>
    <meta:editing-cycles>138</meta:editing-cycles>
    <meta:generator>OpenOffice/4.1.2$Win32 OpenOffice.org_project/412m3$Build-9782</meta:generator>
    <meta:document-statistic meta:table-count="0" meta:image-count="0" meta:object-count="0" meta:page-count="11" meta:paragraph-count="383" meta:word-count="3809" meta:character-count="18733"/>
  </office:meta>
</office:document-meta>
</file>